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7.688cm" fo:min-width="12.2cm"/>
      <style:paragraph-properties style:writing-mode="lr-tb"/>
    </style:style>
    <style:style style:name="gr2" style:family="graphic" style:parent-style-name="standard">
      <style:graphic-properties draw:fill-color="#eeeeee" draw:textarea-horizontal-align="justify" draw:textarea-vertical-align="top" draw:auto-grow-height="false" fo:min-height="7.688cm" fo:min-width="13.787cm"/>
      <style:paragraph-properties style:writing-mode="lr-tb"/>
    </style:style>
    <style:style style:name="gr3" style:family="graphic" style:parent-style-name="standard">
      <style:graphic-properties draw:fill-color="#e0c2cd" draw:textarea-horizontal-align="justify" draw:textarea-vertical-align="middle" draw:auto-grow-height="false" fo:min-height="1.972cm" fo:min-width="27.122cm"/>
      <style:paragraph-properties style:writing-mode="lr-tb"/>
    </style:style>
    <style:style style:name="gr4" style:family="graphic" style:parent-style-name="standard">
      <style:graphic-properties draw:fill-color="#ec9ba4" draw:textarea-horizontal-align="justify" draw:textarea-vertical-align="middle" draw:auto-grow-height="false" fo:min-height="1.972cm" fo:min-width="14.104cm"/>
      <style:paragraph-properties style:writing-mode="lr-tb"/>
    </style:style>
    <style:style style:name="gr5" style:family="graphic" style:parent-style-name="standard">
      <style:graphic-properties draw:fill-color="#ec9ba4" draw:textarea-horizontal-align="justify" draw:textarea-vertical-align="middle" draw:auto-grow-height="false" fo:min-height="1.972cm" fo:min-width="12.518cm"/>
      <style:paragraph-properties style:writing-mode="lr-tb"/>
    </style:style>
    <style:style style:name="gr6" style:family="graphic" style:parent-style-name="standard">
      <style:graphic-properties draw:fill-color="#77bc65" draw:textarea-horizontal-align="justify" draw:textarea-vertical-align="middle" draw:auto-grow-height="false" fo:min-height="1.972cm" fo:min-width="27.122cm"/>
      <style:paragraph-properties style:writing-mode="lr-tb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1.866cm" fo:min-width="10.93cm"/>
      <style:paragraph-properties style:writing-mode="lr-tb"/>
    </style:style>
    <style:style style:name="gr8" style:family="graphic" style:parent-style-name="standard">
      <style:graphic-properties draw:fill-color="#ffbf00" draw:textarea-horizontal-align="justify" draw:textarea-vertical-align="middle" draw:auto-grow-height="false" fo:min-height="3.878cm" fo:min-width="12.517cm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1.867cm" fo:min-width="10.93cm"/>
      <style:paragraph-properties style:writing-mode="lr-tb"/>
    </style:style>
    <style:style style:name="gr10" style:family="graphic" style:parent-style-name="standard">
      <style:graphic-properties draw:fill-color="#ffbf00" draw:textarea-horizontal-align="justify" draw:textarea-vertical-align="middle" draw:auto-grow-height="false" fo:min-height="1.655cm" fo:min-width="12.51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e0c2cd"/>
      <style:paragraph-properties fo:text-align="center" style:writing-mode="lr-tb"/>
    </style:style>
    <style:style style:name="P5" style:family="paragraph">
      <loext:graphic-properties draw:fill-color="#ec9ba4"/>
      <style:paragraph-properties fo:text-align="center" style:writing-mode="lr-tb"/>
    </style:style>
    <style:style style:name="P6" style:family="paragraph">
      <loext:graphic-properties draw:fill-color="#77bc65"/>
      <style:paragraph-properties fo:text-align="center" style:writing-mode="lr-tb"/>
    </style:style>
    <style:style style:name="P7" style:family="paragraph">
      <loext:graphic-properties draw:fill-color="#b4c7dc"/>
      <style:paragraph-properties fo:text-align="center" style:writing-mode="lr-tb"/>
    </style:style>
    <style:style style:name="P8" style:family="paragraph">
      <loext:graphic-properties draw:fill-color="#ffbf00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7cm" svg:height="7.938cm" svg:x="16.557cm" svg:y="6.397cm">
          <text:p text:style-name="P1">Game Edito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287cm" svg:height="7.938cm" svg:x="1.635cm" svg:y="6.397cm">
          <text:p text:style-name="P1">Game Runtim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7.622cm" svg:height="2.222cm" svg:x="1.635cm" svg:y="18.78cm">
          <text:p text:style-name="P3">Core – cross platform, Utilitie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4.604cm" svg:height="2.222cm" svg:x="1.637cm" svg:y="16.557cm">
          <text:p text:style-name="P3">Render – DirectX, OpenGL, Metal, Vulkan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3.018cm" svg:height="2.222cm" svg:x="16.24cm" svg:y="16.557cm">
          <text:p text:style-name="P3">Audio – DirectSound, OpenAL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7.622cm" svg:height="2.222cm" svg:x="1.636cm" svg:y="14.334cm">
          <text:p text:style-name="P3">Game Engine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1.43cm" svg:height="2.116cm" svg:x="17.192cm" svg:y="11.583cm">
          <text:p text:style-name="P3">Game Engine (Editor)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3.017cm" svg:height="4.128cm" svg:x="2.27cm" svg:y="9.571cm">
          <text:p text:style-name="P3">User Game Code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1.43cm" svg:height="2.117cm" svg:x="17.192cm" svg:y="9.571cm">
          <text:p text:style-name="P3">User Editor Code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1.43cm" svg:height="2.116cm" svg:x="17.192cm" svg:y="7.455cm">
          <text:p text:style-name="P3">Editor App (.exe)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3.017cm" svg:height="1.905cm" svg:x="2.27cm" svg:y="7.666cm">
          <text:p text:style-name="P3">Game App (.exe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08T05:42:14.500000000</meta:creation-date>
    <dc:date>2022-04-09T02:28:05.230000000</dc:date>
    <meta:editing-duration>PT1H22M50S</meta:editing-duration>
    <meta:editing-cycles>9</meta:editing-cycles>
    <meta:generator>LibreOffice/7.2.4.1$Windows_X86_64 LibreOffice_project/27d75539669ac387bb498e35313b970b7fe9c4f9</meta:generator>
    <meta:document-statistic meta:object-count="11"/>
  </office:meta>
</office:document-meta>
</file>